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7a51c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7a51c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فَاتِحَةِ]</text:h>
      <text:p text:style-name="P2" loext:marker-style-name="T2"><text:span text:style-name="T3">بِسْمِ </text:span><text:span text:style-name="T4">۱</text:span><text:span text:style-name="T3">للَّهِ </text:span><text:bookmark-start text:name="__DdeLink__183_2121874208"/><text:span text:style-name="T4">۱</text:span><text:span text:style-name="T3">لرَّحْمَـٰنِ </text:span><text:span text:style-name="T4">۱</text:span><text:span text:style-name="T3">لرَّحِيمِ </text:span><text:bookmark-start text:name="__DdeLink__179_2609315722"/><text:span text:style-name="T5">۱</text:span><text:span text:style-name="T2">لْحَمْدُ لِ</text:span><text:bookmark text:name="_GoBack"/><text:span text:style-name="T2">لهِ رَبِّ </text:span><text:span text:style-name="T5">۱</text:span><text:span text:style-name="T2">لْعَـٰلَمِيـنَ </text:span><text:span text:style-name="T3">(1)</text:span><text:span text:style-name="T2"> </text:span><text:span text:style-name="T5">۰</text:span><text:span text:style-name="T2">لرَّحْمَـٰنِ </text:span><text:span text:style-name="T5">۱</text:span><text:span text:style-name="T2">لرَّحِيمِ </text:span><text:span text:style-name="T3">(2)</text:span><text:span text:style-name="T2"> مَلِكِ يَوْمِ </text:span><text:span text:style-name="T5">۱</text:span><text:span text:style-name="T2">لدِّيـنِؐ </text:span><text:span text:style-name="T3">(3)</text:span><text:span text:style-name="T2"> إِيَّاكَ نَعْبُدُ وَإِيَّاكَ نَسْتَعِيـنُؐ </text:span><text:span text:style-name="T3">(4)</text:span><text:span text:style-name="T2"> èهْدِنَا </text:span><text:span text:style-name="T5">۰</text:span><text:span text:style-name="T2">لصِّرَ؛طَ </text:span><text:span text:style-name="T5">۰</text:span><text:span text:style-name="T2">لْمُسْتَقِيمَ </text:span><text:span text:style-name="T3">(5)</text:span><text:span text:style-name="T2"> صِرَ؛طَ </text:span><text:span text:style-name="T5">۰</text:span><text:span text:style-name="T2">لذِينَ أَنْعَمْتَ عَلَيْهِمْ </text:span><text:span text:style-name="T3">(6)</text:span><text:span text:style-name="T2"> غَيْرۣ </text:span><text:span text:style-name="T5">۱</text:span><text:span text:style-name="T2">لْمَغْضُوبِ عَلَيْهِمْ وَلاَ </text:span><text:span text:style-name="T5">۰</text:span><text:span text:style-name="T2">لضَّآلِّينَ </text:span><text:span text:style-name="T3">(7)</text:span><text:bookmark-end text:name="__DdeLink__183_2121874208"/><text:bookmark-end text:name="__DdeLink__179_260931572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20:59:30.885889175</meta:creation-date>
    <dc:date>2025-03-07T10:07:18.932510976</dc:date>
    <meta:editing-duration>PT28M19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1" meta:paragraph-count="2" meta:word-count="38" meta:character-count="217" meta:non-whitespace-character-count="181"/>
  </office:meta>
</office:document-meta>
</file>